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KaTeX Main" svg:font-family="'KaTeX Main',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bold"/>
    </style:style>
    <style:style style:name="P2" style:family="paragraph" style:parent-style-name="Heading_20_3">
      <style:paragraph-properties fo:margin-left="0cm" fo:margin-right="0cm" fo:margin-top="0.508cm" fo:margin-bottom="0.169cm" style:contextual-spacing="false" style:line-height-at-least="0.593cm" fo:text-align="start" style:justify-single-word="false" fo:orphans="2" fo:widows="2" fo:text-indent="0cm" style:auto-text-indent="false" fo:padding="0cm" fo:border="none"/>
      <style:text-properties fo:font-variant="normal" fo:text-transform="none" fo:color="#000000" loext:opacity="100%" style:font-name="Open Sans" fo:font-size="10.8000001907349pt" fo:letter-spacing="normal" fo:font-style="normal" fo:font-weight="bold"/>
    </style:style>
    <style:style style:name="P3" style:family="paragraph" style:parent-style-name="Preformatted_20_Text">
      <loext:graphic-properties draw:fill="solid" draw:fill-color="#24262c" draw:opacity="100%"/>
      <style:paragraph-properties fo:margin-left="0cm" fo:margin-right="0cm" fo:margin-top="0cm" fo:margin-bottom="0cm" style:contextual-spacing="false" fo:text-align="start" style:justify-single-word="false" fo:orphans="2" fo:widows="2" fo:text-indent="0cm" style:auto-text-indent="false" fo:background-color="#24262c" fo:padding="0cm" fo:border="none"/>
      <style:text-properties fo:font-variant="normal" fo:text-transform="none" fo:color="#000000" loext:opacity="100%" style:font-name="inherit" fo:font-size="8.39999961853027pt" fo:letter-spacing="normal" fo:font-style="normal" fo:font-weight="bold" fo:background-color="#24262c" loext:padding="0cm" loext:border="none"/>
    </style:style>
    <style:style style:name="P4" style:family="paragraph" style:parent-style-name="Preformatted_20_Text">
      <loext:graphic-properties draw:fill="solid" draw:fill-color="#24262c" draw:opacity="100%"/>
      <style:paragraph-properties fo:margin-top="0cm" fo:margin-bottom="0cm" style:contextual-spacing="false" fo:text-align="start" style:justify-single-word="false" fo:orphans="2" fo:widows="2" fo:background-color="#24262c" fo:padding="0cm" fo:border="none"/>
      <style:text-properties fo:font-variant="normal" fo:text-transform="none" fo:color="#000000" loext:opacity="100%" style:font-name="inherit" fo:font-size="8.39999961853027pt" fo:letter-spacing="normal" fo:font-style="normal" fo:font-weight="bold" fo:background-color="#24262c" loext:padding="0cm" loext:border="none"/>
    </style:style>
    <style:style style:name="P5" style:family="paragraph" style:parent-style-name="Standard">
      <style:text-properties fo:color="#000000" loext:opacity="100%"/>
    </style:style>
    <style:style style:name="P6" style:family="paragraph" style:parent-style-name="Text_20_body">
      <style:text-properties fo:color="#d7d7d7" loext:opacity="100%"/>
    </style:style>
    <style:style style:name="P7" style:family="paragraph" style:parent-style-name="Text_20_body">
      <style:paragraph-properties fo:margin-left="0cm" fo:margin-right="0cm" fo:margin-top="0cm" fo:margin-bottom="0cm" style:contextual-spacing="false" style:line-height-at-least="0.529cm" fo:text-align="start"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style:style>
    <style:style style:name="P8" style:family="paragraph" style:parent-style-name="Text_20_body">
      <style:paragraph-properties fo:margin-left="0cm" fo:margin-right="0cm" style:line-height-at-least="0.529cm" fo:text-align="start"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style:style>
    <style:style style:name="P9"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Open Sans" fo:font-size="8.39999961853027pt" fo:letter-spacing="normal" fo:font-style="normal" fo:font-weight="normal" fo:background-color="#24262c" loext:padding="0cm" loext:border="none"/>
    </style:style>
    <style:style style:name="P11" style:family="paragraph" style:parent-style-name="Text_20_body" style:list-style-name="L1">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style:style>
    <style:style style:name="P12" style:family="paragraph" style:parent-style-name="Text_20_body" style:list-style-name="L2">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style:style>
    <style:style style:name="P13" style:family="paragraph" style:parent-style-name="Text_20_body" style:list-style-name="L3">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style:style>
    <style:style style:name="P14" style:family="paragraph" style:parent-style-name="Text_20_body" style:list-style-name="L1">
      <style:paragraph-properties fo:margin-left="0.296cm" fo:margin-right="0cm" fo:margin-top="0cm" fo:margin-bottom="0cm" style:contextual-spacing="false" style:line-height-at-least="0.529cm"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style:style>
    <style:style style:name="P15" style:family="paragraph" style:parent-style-name="Text_20_body" style:list-style-name="L3">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KaTeX Main" fo:font-size="8.39999961853027pt" fo:letter-spacing="normal" fo:font-style="normal" fo:font-weight="normal" loext:padding="0cm" loext:border="none"/>
    </style:style>
    <style:style style:name="P16" style:family="paragraph" style:parent-style-name="Text_20_body" style:list-style-name="L3">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7" style:family="paragraph" style:parent-style-name="Text_20_body">
      <style:paragraph-properties fo:margin-left="0cm" fo:margin-right="0cm" fo:margin-top="0cm" fo:margin-bottom="0cm" style:contextual-spacing="false" style:line-height-at-least="0.529cm" fo:text-align="start" style:justify-single-word="false" fo:orphans="2" fo:widows="2" fo:text-indent="0cm" style:auto-text-indent="false" fo:padding="0cm" fo:border="none"/>
    </style:style>
    <style:style style:name="T1" style:family="text">
      <style:text-properties fo:font-style="italic" loext:padding="0cm" loext:border="none"/>
    </style:style>
    <style:style style:name="T2" style:family="text">
      <style:text-properties style:font-name="KaTeX Main" fo:font-size="8.39999961853027pt" fo:font-style="normal" fo:font-weight="normal"/>
    </style:style>
    <style:style style:name="T3" style:family="text">
      <style:text-properties style:font-name="inherit" fo:font-style="italic"/>
    </style:style>
    <style:style style:name="T4" style:family="text">
      <style:text-properties style:font-name="inherit" fo:font-style="italic" loext:padding="0cm" loext:border="none"/>
    </style:style>
    <style:style style:name="T5" style:family="text">
      <style:text-properties style:font-name="inherit" fo:font-size="8.39999961853027pt" fo:font-style="italic" fo:font-weight="normal"/>
    </style:style>
    <style:style style:name="T6" style:family="text">
      <style:text-properties fo:font-variant="normal" fo:text-transform="none" fo:color="#d7d7d7" loext:opacity="100%" style:font-name="inherit" fo:font-size="8.39999961853027pt" fo:letter-spacing="normal" fo:font-style="normal" fo:font-weight="bold" loext:padding="0cm" loext:border="none"/>
    </style:style>
    <style:style style:name="T7" style:family="text">
      <style:text-properties fo:font-variant="normal" fo:text-transform="none" fo:color="#d7d7d7" loext:opacity="100%" style:font-name="Open Sans" fo:font-size="8.39999961853027pt" fo:letter-spacing="normal" fo:font-style="normal" fo:font-weight="normal"/>
    </style:style>
    <style:style style:name="T8" style:family="text">
      <style:text-properties fo:font-variant="normal" fo:text-transform="none" style:font-name="inherit" fo:font-size="8.39999961853027pt" fo:letter-spacing="normal" fo:font-style="normal" fo:font-weight="bold" loext:padding="0cm" loext:border="none"/>
    </style:style>
    <style:style style:name="T9" style:family="text">
      <style:text-properties fo:font-variant="normal" fo:text-transform="none" style:font-name="Open Sans" fo:font-size="8.39999961853027pt" fo:letter-spacing="normal" fo:font-style="normal" fo:font-weight="normal"/>
    </style:style>
    <style:style style:name="T10" style:family="text">
      <style:text-properties fo:font-variant="normal" fo:text-transform="none" fo:color="#000000" loext:opacity="100%" style:font-name="inherit" fo:font-size="8.39999961853027pt" fo:letter-spacing="normal" fo:font-style="normal" fo:font-weight="bold" loext:padding="0cm" loext:border="none"/>
    </style:style>
    <style:style style:name="T11" style:family="text">
      <style:text-properties fo:font-variant="normal" fo:text-transform="none" fo:color="#000000" loext:opacity="100%" style:font-name="Open Sans" fo:font-size="8.39999961853027pt" fo:letter-spacing="normal"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ncoding Message</text:h>
      <text:p text:style-name="P7">Chef recently graduated Computer Science in university, so he was looking for a job. He applied for several job offers, but he eventually settled for a software engineering job at ShareChat. Chef was very enthusiastic about his new job and the first mission assigned to him was to implement a message encoding feature to ensure the chat is private and secure.</text:p>
      <text:p text:style-name="P9">Chef has a message, which is a string <draw:frame draw:style-name="fr1" draw:name="Quadro1" text:anchor-type="char" svg:width="0.041cm" draw:z-index="0"><draw:text-box fo:min-height="0.041cm"><text:p text:style-name="P6">�</text:p></draw:text-box></draw:frame><text:span text:style-name="T4">S</text:span> with length <draw:frame draw:style-name="fr1" draw:name="Quadro2" text:anchor-type="char" svg:width="0.041cm" draw:z-index="1"><draw:text-box fo:min-height="0.041cm"><text:p text:style-name="P6">�</text:p></draw:text-box></draw:frame><text:span text:style-name="T4">N</text:span> containing only lowercase English letters. It should be encoded in two steps as follows:</text:p>
      <text:list xml:id="list1648190507" text:style-name="L1">
        <text:list-item>
          <text:p text:style-name="P11">Swap the first and second character of the string <draw:frame draw:style-name="fr1" draw:name="Quadro3" text:anchor-type="char" svg:width="0.041cm" draw:z-index="2"><draw:text-box fo:min-height="0.041cm"><text:p text:style-name="P6">�</text:p></draw:text-box></draw:frame><text:span text:style-name="T1">S</text:span>, then swap the 3rd and 4th character, then the 5th and 6th character and so on. If the length of <draw:frame draw:style-name="fr1" draw:name="Quadro4" text:anchor-type="char" svg:width="0.041cm" draw:z-index="3"><draw:text-box fo:min-height="0.041cm"><text:p text:style-name="P6">�</text:p></draw:text-box></draw:frame><text:span text:style-name="T1">S</text:span> is odd, the last character should not be swapped with any other.</text:p>
        </text:list-item>
        <text:list-item>
          <text:p text:style-name="P14">Replace each occurrence of the letter 'a' in the message obtained after the first step by the letter 'z', each occurrence of 'b' by 'y', each occurrence of 'c' by 'x', etc, and each occurrence of 'z' in the message obtained after the first step by 'a'.</text:p>
        </text:list-item>
      </text:list>
      <text:p text:style-name="P8">The string produced in the second step is the encoded message. Help Chef and find this message.</text:p>
      <text:h text:style-name="P2" text:outline-level="3">Input</text:h>
      <text:list xml:id="list695384903" text:style-name="L2">
        <text:list-item>
          <text:p text:style-name="P12">The first line of the input contains a single integer <draw:frame draw:style-name="fr1" draw:name="Quadro5" text:anchor-type="char" svg:width="0.041cm" draw:z-index="4"><draw:text-box fo:min-height="0.041cm"><text:p text:style-name="P6">�</text:p></draw:text-box></draw:frame><text:span text:style-name="T1">T</text:span> denoting the number of test cases. The description of <draw:frame draw:style-name="fr1" draw:name="Quadro6" text:anchor-type="char" svg:width="0.041cm" draw:z-index="5"><draw:text-box fo:min-height="0.041cm"><text:p text:style-name="P6">�</text:p></draw:text-box></draw:frame><text:span text:style-name="T1">T</text:span> test cases follows.</text:p>
        </text:list-item>
        <text:list-item>
          <text:p text:style-name="P12">The first line of each test case contains a single integer <draw:frame draw:style-name="fr1" draw:name="Quadro7" text:anchor-type="char" svg:width="0.041cm" draw:z-index="6"><draw:text-box fo:min-height="0.041cm"><text:p text:style-name="P6">�</text:p></draw:text-box></draw:frame><text:span text:style-name="T1">N</text:span>.</text:p>
        </text:list-item>
        <text:list-item>
          <text:p text:style-name="P12">The second line contains the message string <draw:frame draw:style-name="fr1" draw:name="Quadro8" text:anchor-type="char" svg:width="0.041cm" draw:z-index="7"><draw:text-box fo:min-height="0.041cm"><text:p text:style-name="P6">�</text:p></draw:text-box></draw:frame><text:span text:style-name="T1">S</text:span>.</text:p>
        </text:list-item>
      </text:list>
      <text:h text:style-name="P2" text:outline-level="3">Output</text:h>
      <text:p text:style-name="P7">For each test case, print a single line containing one string — the encoded message.</text:p>
      <text:h text:style-name="P2" text:outline-level="3">Constraints</text:h>
      <text:list xml:id="list3669782757" text:style-name="L3">
        <text:list-item>
          <text:p text:style-name="P15"><draw:frame draw:style-name="fr1" draw:name="Quadro9" text:anchor-type="char" svg:width="0.041cm" draw:z-index="8"><draw:text-box fo:min-height="0.041cm"><text:p text:style-name="P6">1≤�≤1,000</text:p></draw:text-box></draw:frame>1≤<text:span text:style-name="T3">T</text:span>≤1,000</text:p>
        </text:list-item>
        <text:list-item>
          <text:p text:style-name="P15"><draw:frame draw:style-name="fr1" draw:name="Quadro10" text:anchor-type="char" svg:width="0.041cm" draw:z-index="9"><draw:text-box fo:min-height="0.041cm"><text:p text:style-name="P6">1≤�≤100</text:p></draw:text-box></draw:frame>1≤<text:span text:style-name="T3">N</text:span>≤100</text:p>
        </text:list-item>
        <text:list-item>
          <text:p text:style-name="P16"><draw:frame draw:style-name="fr1" draw:name="Quadro11" text:anchor-type="char" svg:width="0.041cm" draw:z-index="10"><draw:text-box fo:min-height="0.041cm"><text:p text:style-name="P6">∣�∣=�</text:p></draw:text-box></draw:frame>∣<text:span text:style-name="T5">S</text:span><text:span text:style-name="T2">∣=</text:span><text:span text:style-name="T5">N</text:span></text:p>
        </text:list-item>
        <text:list-item>
          <text:p text:style-name="P13"><draw:frame draw:style-name="fr1" draw:name="Quadro12" text:anchor-type="char" svg:width="0.041cm" draw:z-index="11"><draw:text-box fo:min-height="0.041cm"><text:p text:style-name="P6">�</text:p></draw:text-box></draw:frame><text:span text:style-name="T1">S</text:span> contains only lowercase English letters</text:p>
        </text:list-item>
      </text:list>
      <text:h text:style-name="P2" text:outline-level="3">Sample 1:</text:h>
      <text:p text:style-name="P10">Input</text:p>
      <text:p text:style-name="P10">Output</text:p>
      <text:p text:style-name="P3">2</text:p>
      <text:p text:style-name="P4">9</text:p>
      <text:p text:style-name="P4">sharechat</text:p>
      <text:p text:style-name="P4">4</text:p>
      <text:p text:style-name="P4">chef</text:p>
      <text:p text:style-name="P3">shizxvzsg</text:p>
      <text:p text:style-name="P4">sxuv</text:p>
      <text:h text:style-name="P2" text:outline-level="3">Explanation:</text:h>
      <text:p text:style-name="P17"><text:span text:style-name="Strong_20_Emphasis"><text:span text:style-name="T10">Example case 1:</text:span></text:span><text:span text:style-name="T11"> The original message is "sharechat". In the first step, we swap four pairs of letters (note that the last letter is not swapped), so it becomes "hsraceaht". In the second step, we replace the first letter ('h') by 's', the second letter ('s') by 'h', and so on, so the resulting encoded message is "shizxvzsg".</text:span></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KaTeX Main" svg:font-family="'KaTeX Main',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6T14:26:04.050000000</dc:date>
    <meta:editing-duration>PT1M21S</meta:editing-duration>
    <meta:editing-cycles>1</meta:editing-cycles>
    <meta:document-statistic meta:table-count="0" meta:image-count="0" meta:object-count="0" meta:page-count="1" meta:paragraph-count="41" meta:word-count="357" meta:character-count="1911" meta:non-whitespace-character-count="1603"/>
    <meta:generator>LibreOffice/7.2.2.2$Windows_X86_64 LibreOffice_project/02b2acce88a210515b4a5bb2e46cbfb63fe97d56</meta:generator>
  </office:meta>
</office:document-meta>
</file>